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af0b0" officeooo:paragraph-rsid="001af0b0"/>
    </style:style>
    <style:style style:name="P2" style:family="paragraph" style:parent-style-name="Standard">
      <style:text-properties fo:language="fr" fo:country="FR" officeooo:rsid="001af83f" officeooo:paragraph-rsid="001af83f"/>
    </style:style>
    <style:style style:name="P3" style:family="paragraph" style:parent-style-name="Standard">
      <style:text-properties fo:language="fr" fo:country="FR" fo:font-weight="bold" officeooo:rsid="001af83f" officeooo:paragraph-rsid="001af83f" style:font-weight-asian="bold" style:font-weight-complex="bold"/>
    </style:style>
    <style:style style:name="P4" style:family="paragraph" style:parent-style-name="Standard">
      <style:text-properties fo:language="fr" fo:country="FR" officeooo:rsid="001baca6" officeooo:paragraph-rsid="001af0b0"/>
    </style:style>
    <style:style style:name="P5" style:family="paragraph" style:parent-style-name="Standard">
      <style:text-properties fo:language="fr" fo:country="FR" officeooo:rsid="001baca6" officeooo:paragraph-rsid="001baca6"/>
    </style:style>
    <style:style style:name="P6" style:family="paragraph" style:parent-style-name="Standard">
      <style:text-properties fo:language="fr" fo:country="FR" style:text-underline-style="none" fo:font-weight="bold" officeooo:rsid="001af83f" officeooo:paragraph-rsid="001d2e9b" style:font-weight-asian="bold" style:font-weight-complex="bold"/>
    </style:style>
    <style:style style:name="P7" style:family="paragraph" style:parent-style-name="Standard">
      <style:text-properties fo:language="fr" fo:country="FR" style:text-underline-style="none" fo:font-weight="normal" officeooo:rsid="001d2e9b" officeooo:paragraph-rsid="001d2e9b" style:font-weight-asian="normal" style:font-weight-complex="normal"/>
    </style:style>
    <style:style style:name="P8" style:family="paragraph" style:parent-style-name="Standard">
      <style:text-properties fo:language="fr" fo:country="FR" style:text-underline-style="none" fo:font-weight="normal" officeooo:rsid="001ef062" officeooo:paragraph-rsid="001ef062" style:font-weight-asian="normal" style:font-weight-complex="normal"/>
    </style:style>
    <style:style style:name="P9" style:family="paragraph" style:parent-style-name="Standard">
      <style:text-properties fo:language="fr" fo:country="FR" style:text-underline-style="none" fo:font-weight="normal" officeooo:rsid="00204a0e" officeooo:paragraph-rsid="00204a0e" style:font-weight-asian="normal" style:font-weight-complex="normal"/>
    </style:style>
    <style:style style:name="P10" style:family="paragraph" style:parent-style-name="Standard">
      <style:text-properties fo:language="fr" fo:country="FR" style:text-underline-style="none" fo:font-weight="normal" officeooo:rsid="00204a0e" officeooo:paragraph-rsid="002197d2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4pt" fo:language="fr" fo:country="FR" fo:font-weight="bold" officeooo:rsid="001af0b0" officeooo:paragraph-rsid="001af0b0" style:font-size-asian="14pt" style:font-weight-asian="bold" style:font-size-complex="14pt" style:font-weight-complex="bold"/>
    </style:style>
    <style:style style:name="P12" style:family="paragraph" style:parent-style-name="Standard" style:list-style-name="L1">
      <style:text-properties officeooo:paragraph-rsid="001af83f"/>
    </style:style>
    <style:style style:name="P13" style:family="paragraph" style:parent-style-name="Standard" style:list-style-name="L1">
      <style:text-properties officeooo:rsid="001af83f" officeooo:paragraph-rsid="001af83f"/>
    </style:style>
    <style:style style:name="P14" style:family="paragraph" style:parent-style-name="Standard">
      <style:text-properties officeooo:rsid="001af83f" officeooo:paragraph-rsid="001af83f"/>
    </style:style>
    <style:style style:name="P15" style:family="paragraph" style:parent-style-name="Standard">
      <style:text-properties officeooo:rsid="001af83f" officeooo:paragraph-rsid="001baca6"/>
    </style:style>
    <style:style style:name="P16" style:family="paragraph" style:parent-style-name="Standard">
      <style:text-properties officeooo:rsid="001baca6" officeooo:paragraph-rsid="001baca6"/>
    </style:style>
    <style:style style:name="P17" style:family="paragraph" style:parent-style-name="Standard">
      <style:text-properties style:text-underline-style="none" officeooo:rsid="001bc9f6" officeooo:paragraph-rsid="001bc9f6"/>
    </style:style>
    <style:style style:name="P18" style:family="paragraph" style:parent-style-name="Standard">
      <style:text-properties style:text-underline-style="none" officeooo:rsid="001d2e9b" officeooo:paragraph-rsid="001d2e9b"/>
    </style:style>
    <style:style style:name="T1" style:family="text">
      <style:text-properties officeooo:rsid="001af0b0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1af0b0"/>
    </style:style>
    <style:style style:name="T4" style:family="text">
      <style:text-properties fo:language="fr" fo:country="FR" officeooo:rsid="001af83f"/>
    </style:style>
    <style:style style:name="T5" style:family="text">
      <style:text-properties fo:language="fr" fo:country="FR" style:text-underline-style="solid" style:text-underline-width="auto" style:text-underline-color="font-color"/>
    </style:style>
    <style:style style:name="T6" style:family="text">
      <style:text-properties fo:language="fr" fo:country="FR" officeooo:rsid="001bc9f6"/>
    </style:style>
    <style:style style:name="T7" style:family="text">
      <style:text-properties fo:language="fr" fo:country="FR" officeooo:rsid="001d2e9b"/>
    </style:style>
    <style:style style:name="T8" style:family="text">
      <style:text-properties officeooo:rsid="001baca6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1ef195"/>
    </style:style>
    <style:style style:name="T11" style:family="text">
      <style:text-properties officeooo:rsid="001d2e9b"/>
    </style:style>
    <style:style style:name="T12" style:family="text">
      <style:text-properties officeooo:rsid="00204a0e"/>
    </style:style>
    <style:style style:name="T13" style:family="text">
      <style:text-properties officeooo:rsid="002197d2"/>
    </style:style>
    <style:style style:name="T14" style:family="text">
      <style:text-properties officeooo:rsid="0022b2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Fonctionnement du programme</text:p>
      <text:p text:style-name="P1"/>
      <text:p text:style-name="P3"><text:span text:style-name="T8">I</text:span>. Partie HTML</text:p>
      <text:p text:style-name="P4"/>
      <text:p text:style-name="P5">1. <text:span text:style-name="T9">Le fichier modèle</text:span></text:p>
      <text:p text:style-name="P5"/>
      <text:p text:style-name="P1">Le fichier « QuestionTemplate.html » est un modèle de page html, qui ne sera pas utilisé pour l’affichage du questionnaire, mais qui montre les outils que l’on souhaite utiliser dans les pages html (généralement nommées « Test_html.<text:span text:style-name="T14">html</text:span>») qui serviront à l’affichage du questionnaire.</text:p>
      <text:p text:style-name="P1"/>
      <text:p text:style-name="P2">Ce fichier <text:span text:style-name="T1">« QuestionTemplate.html » </text:span>présente les quatre types de question adoptés : </text:p>
      <text:list xml:id="list4091593091" text:style-name="L1">
        <text:list-item>
          <text:p text:style-name="P12"><text:span text:style-name="T4">QCM</text:span></text:p>
        </text:list-item>
        <text:list-item>
          <text:p text:style-name="P12"><text:span text:style-name="T4">Question à saisie numérique</text:span></text:p>
        </text:list-item>
        <text:list-item>
          <text:p text:style-name="P13"><text:span text:style-name="T2">Vrai ou faux</text:span></text:p>
        </text:list-item>
        <text:list-item>
          <text:p text:style-name="P13"><text:span text:style-name="T2">Question à saisie alpha-numérique</text:span></text:p>
        </text:list-item>
      </text:list>
      <text:p text:style-name="P14"><text:span text:style-name="T2"/></text:p>
      <text:p text:style-name="P15"><text:span text:style-name="T2">Dans ce même fichier, on distingue entre les balises &lt;body&gt; et &lt;/body&gt; des blocs &lt;div&gt; avec des « id » du type « reponset0 », « reponset1 », …, « reponset</text:span><text:span text:style-name="T6">3</text:span><text:span text:style-name="T2"> » qui correspondent respectivement aux types de questions définies dans l’ordre des puces ci-dessus. <text:s/></text:span></text:p>
      <text:p text:style-name="P15"><text:span text:style-name="T2"/></text:p>
      <text:p text:style-name="P16"><text:span text:style-name="T2">La notation «%json » entre les balises &lt;script&gt; et &lt;/script&gt; sert pour la partie python, en particulier quand il faudra charger des données, au format JSON, du questionnaire (questions et réponses).</text:span></text:p>
      <text:p text:style-name="P16"><text:span text:style-name="T2"/></text:p>
      <text:p text:style-name="P16"><text:span text:style-name="T2">2. </text:span><text:span text:style-name="T5">La visualisation HTML du questionnaire</text:span></text:p>
      <text:p text:style-name="P16"><text:span text:style-name="T5"/></text:p>
      <text:p text:style-name="P17"><text:span text:style-name="T2">Le résultat du programme est une page html nommée « Test_html.html » qui est donc chargée d’afficher le questionnaire mais aussi de pouvoir y répondre.</text:span></text:p>
      <text:p text:style-name="P17"><text:span text:style-name="T2"/></text:p>
      <text:p text:style-name="P17"><text:span text:style-name="T2">Ce fichier n’affiche qu’un type de question parmi ceux cités ci-dessus. Ainsi, suivant le type de question que l’on souhaite soumettre, </text:span><text:span text:style-name="T7">on utilise</text:span><text:span text:style-name="T2"> une page html dédiée. Par exemple, si l’on souhaite faire un QCM, alors on a besoin d’une page html, qui pourra être nommée « Test_html0.html », qui affichera le QCM.</text:span></text:p>
      <text:p text:style-name="P17"><text:span text:style-name="T2"/></text:p>
      <text:p text:style-name="P17"><text:span text:style-name="T2">Le code source d’une telle page est le même que celui de </text:span><text:span text:style-name="T3">« QuestionTemplate.html » </text:span><text:span text:style-name="T2">(qui sert de modèle)</text:span><text:span text:style-name="T3"> </text:span><text:span text:style-name="T2">dont on a caché les types de questions non utilisés pour le questionnaire. Par exemple, dans la page « Test_html0.html » définie précédemment, le code source concernant les saisies numérique et alph</text:span><text:span text:style-name="T7">a</text:span><text:span text:style-name="T2">-numérique ainsi que le vrai ou faux est caché.</text:span></text:p>
      <text:p text:style-name="P17"><text:span text:style-name="T2"/></text:p>
      <text:p text:style-name="P18"><text:span text:style-name="T2">Par conséquent, on utilisera autant de page html que de type de question à soumettre.</text:span></text:p>
      <text:p text:style-name="P18"><text:span text:style-name="T2"/></text:p>
      <text:p text:style-name="P6"/>
      <text:p text:style-name="P6"><text:span text:style-name="T8">II</text:span>. Partie <text:span text:style-name="T11">Python</text:span></text:p>
      <text:p text:style-name="P6"/>
      <text:p text:style-name="P7">1. <text:span text:style-name="T9">La saisie du questionnaire</text:span></text:p>
      <text:p text:style-name="P7"><text:span text:style-name="T9"/></text:p>
      <text:p text:style-name="P8">La saisie du questionnaire (généré au format GIFT par un programme Python) se fait en mode console. On peut donc choisir le type de question à soumettre <text:span text:style-name="T12">et les réponses possibles.</text:span></text:p>
      <text:p text:style-name="P8"/>
      <text:p text:style-name="P8">2. <text:span text:style-name="T10">Le passage de Python à HTML</text:span></text:p>
      <text:p text:style-name="P8"><text:span text:style-name="T10"/></text:p>
      <text:p text:style-name="P10">Le fichier « Test_ecritureJSON.py » permet de récupérer le questionnaire au format GIFT, par exemple « test_conv.txt », pour le traduire en JSON, et de générer un page html (c’est le <text:soft-page-break/>« Test_html.html » évoqué précédemment<text:span text:style-name="T13">) </text:span>en remplaçant «%json » par les données en JSON du questionnaire : type de questionnaire, énoncé de la question, la réponse (qui est cachée au départ). Le fichier « Format_GIFT » contient des fonctions nécessaires dans ce<text:span text:style-name="T13">tte étage du programme.</text:span></text:p>
      <text:p text:style-name="P9"><text:span text:style-name="T13">Puis </text:span>un programme javascript, qui en fonction du type de question dans les données JSON , <text:span text:style-name="T13">se charge</text:span> <text:span text:style-name="T13">d’</text:span>effectuer un traitement différent : <text:span text:style-name="T13">mise à jour des différents textes, vérification et affichage des rétroactions (voir le résultat avec un pourcentage de points accordés) grâce à une fonction déclenchée par le bouton « Valider ». </text:span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5:32:09.645000000</meta:creation-date>
    <dc:date>2019-09-11T16:45:54.927000000</dc:date>
    <meta:editing-duration>PT19M41S</meta:editing-duration>
    <meta:editing-cycles>6</meta:editing-cycles>
    <meta:generator>LibreOffice/6.0.6.2$Windows_X86_64 LibreOffice_project/0c292870b25a325b5ed35f6b45599d2ea4458e77</meta:generator>
    <meta:document-statistic meta:table-count="0" meta:image-count="0" meta:object-count="0" meta:page-count="2" meta:paragraph-count="22" meta:word-count="492" meta:character-count="2960" meta:non-whitespace-character-count="2489"/>
  </office:meta>
</office:document-meta>
</file>